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2.77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3.056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277cm" svg:height="2.413cm" svg:x="5.953cm" svg:y="5.064cm">
          <text:p text:style-name="P1">Create</text:p>
          <text:p text:style-name="P1">Company</text:p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277cm" svg:height="2.413cm" svg:x="9.636cm" svg:y="5.064cm">
          <text:p text:style-name="P1">Log in</text:p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.277cm" svg:height="2.413cm" svg:x="13.294cm" svg:y="5.064cm">
          <text:p text:style-name="P1">Create</text:p>
          <text:p text:style-name="P1">User</text:p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277cm" svg:height="2.413cm" svg:x="9.661cm" svg:y="8.874cm">
          <text:p text:style-name="P1">Board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277cm" svg:height="2.413cm" svg:x="16.875cm" svg:y="12.811cm">
          <text:p text:style-name="P1">Add</text:p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277cm" svg:height="2.413cm" svg:x="13.319cm" svg:y="12.811cm">
          <text:p text:style-name="P1">User</text:p>
          <text:p text:style-name="P1">List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277cm" svg:height="2.413cm" svg:x="5.064cm" svg:y="12.811cm">
          <text:p text:style-name="P1">Create</text:p>
          <text:p text:style-name="P1">Column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277cm" svg:height="2.413cm" svg:x="8.62cm" svg:y="12.811cm">
          <text:p text:style-name="P1">Create</text:p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3.556cm" svg:height="2.413cm" svg:x="13.192cm" svg:y="15.986cm">
          <text:p text:style-name="P1">User</text:p>
          <text:p text:style-name="P1">Permission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277cm" svg:height="2.413cm" svg:x="9.661cm" svg:y="1.127cm">
          <text:p text:style-name="P1">Home</text:p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277cm" svg:height="2.413cm" svg:x="1.508cm" svg:y="12.811cm">
          <text:p text:style-name="P1">Create</text:p>
          <text:p text:style-name="P1">Board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299cm" svg:y1="3.54cm" svg:x2="11.274cm" svg:y2="5.064cm" draw:start-shape="id1" draw:start-glue-point="2" draw:end-shape="id2" draw:end-glue-point="0" svg:d="M11299 3540v761h-25v763" svg:viewBox="0 0 26 1525">
          <text:p/>
        </draw:connector>
        <draw:connector draw:style-name="gr3" draw:text-style-name="P2" draw:layer="layout" svg:x1="11.299cm" svg:y1="3.54cm" svg:x2="7.591cm" svg:y2="5.064cm" draw:start-shape="id1" draw:start-glue-point="2" draw:end-shape="id3" draw:end-glue-point="0" svg:d="M11299 3540v761h-3708v763" svg:viewBox="0 0 3709 1525">
          <text:p/>
        </draw:connector>
        <draw:connector draw:style-name="gr3" draw:text-style-name="P2" draw:layer="layout" svg:x1="11.299cm" svg:y1="11.287cm" svg:x2="10.258cm" svg:y2="12.811cm" draw:start-shape="id4" draw:start-glue-point="2" draw:end-shape="id5" draw:end-glue-point="0" svg:d="M11299 11287v761h-1041v763" svg:viewBox="0 0 1042 1525">
          <text:p/>
        </draw:connector>
        <draw:connector draw:style-name="gr3" draw:text-style-name="P2" draw:layer="layout" svg:x1="11.299cm" svg:y1="11.287cm" svg:x2="6.702cm" svg:y2="12.811cm" draw:start-shape="id4" draw:start-glue-point="2" draw:end-shape="id6" draw:end-glue-point="0" svg:d="M11299 11287v761h-4597v763" svg:viewBox="0 0 4598 1525">
          <text:p/>
        </draw:connector>
        <draw:connector draw:style-name="gr3" draw:text-style-name="P2" draw:layer="layout" svg:x1="11.299cm" svg:y1="11.287cm" svg:x2="3.146cm" svg:y2="12.811cm" draw:start-shape="id4" draw:start-glue-point="2" draw:end-shape="id7" draw:end-glue-point="0" svg:d="M11299 11287v761h-8153v763" svg:viewBox="0 0 8154 1525">
          <text:p/>
        </draw:connector>
        <draw:connector draw:style-name="gr3" draw:text-style-name="P2" draw:layer="layout" svg:x1="11.299cm" svg:y1="11.287cm" svg:x2="14.957cm" svg:y2="12.811cm" draw:start-shape="id4" draw:start-glue-point="2" draw:end-shape="id8" draw:end-glue-point="0" svg:d="M11299 11287v761h3658v763" svg:viewBox="0 0 3659 1525">
          <text:p/>
        </draw:connector>
        <draw:connector draw:style-name="gr3" draw:text-style-name="P2" draw:layer="layout" svg:x1="11.299cm" svg:y1="11.287cm" svg:x2="18.513cm" svg:y2="12.811cm" draw:start-shape="id4" draw:start-glue-point="2" draw:end-shape="id9" draw:end-glue-point="0" svg:d="M11299 11287v761h7214v763" svg:viewBox="0 0 7215 1525">
          <text:p/>
        </draw:connector>
        <draw:connector draw:style-name="gr4" draw:text-style-name="P2" draw:layer="layout" svg:x1="14.957cm" svg:y1="15.224cm" svg:x2="14.97cm" svg:y2="15.986cm" draw:start-shape="id8" draw:start-glue-point="2" draw:end-shape="id10" draw:end-glue-point="0" svg:d="M14957 15224v380h13v382" svg:viewBox="0 0 14 763">
          <text:p text:style-name="P1">`</text:p>
        </draw:connector>
        <draw:connector draw:style-name="gr3" draw:text-style-name="P2" draw:layer="layout" svg:x1="11.274cm" svg:y1="7.477cm" svg:x2="11.299cm" svg:y2="8.874cm" draw:start-shape="id2" draw:start-glue-point="2" draw:end-shape="id4" draw:end-glue-point="0" svg:d="M11274 7477v698h25v699" svg:viewBox="0 0 26 1398">
          <text:p/>
        </draw:connector>
        <draw:connector draw:style-name="gr3" draw:text-style-name="P2" draw:layer="layout" svg:x1="7.591cm" svg:y1="7.477cm" svg:x2="11.299cm" svg:y2="8.874cm" draw:start-shape="id3" draw:start-glue-point="2" draw:end-shape="id4" draw:end-glue-point="0" svg:d="M7591 7477v698h3708v699" svg:viewBox="0 0 3709 1398">
          <text:p/>
        </draw:connector>
        <draw:connector draw:style-name="gr3" draw:text-style-name="P2" draw:layer="layout" svg:x1="14.932cm" svg:y1="7.477cm" svg:x2="11.299cm" svg:y2="8.874cm" draw:start-shape="id11" draw:start-glue-point="2" draw:end-shape="id4" draw:end-glue-point="0" svg:d="M14932 7477v698h-3633v699" svg:viewBox="0 0 3634 1398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08T17:08:00.475000000</meta:creation-date>
    <dc:date>2020-03-08T21:26:33.899000000</dc:date>
    <meta:editing-duration>PT4H7M33S</meta:editing-duration>
    <meta:editing-cycles>3</meta:editing-cycles>
    <meta:generator>LibreOffice/6.3.5.2$Windows_X86_64 LibreOffice_project/dd0751754f11728f69b42ee2af66670068624673</meta:generator>
    <meta:document-statistic meta:object-count="22"/>
  </office:meta>
</office:document-meta>
</file>